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Helvetica Neue1" svg:font-family="'Helvetica Neue'" style:font-adornments="Italic" style:font-pitch="variable"/>
    <style:font-face style:name="Helvetica Neue" svg:font-family="'Helvetica Neu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22pt" style:font-size-asian="22pt" style:font-size-complex="2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3">
      <style:text-properties fo:font-size="12pt" style:font-size-asian="12pt" style:font-size-complex="12pt"/>
    </style:style>
    <style:style style:name="P4" style:family="paragraph" style:parent-style-name="Standard" style:list-style-name="L4">
      <style:text-properties fo:font-size="12pt" style:font-size-asian="12pt" style:font-size-complex="12pt"/>
    </style:style>
    <style:style style:name="P5" style:family="paragraph" style:parent-style-name="Standard" style:list-style-name="L5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Verdana" fo:font-size="40pt" style:font-size-asian="40pt" style:font-size-complex="40pt"/>
    </style:style>
    <style:style style:name="P8" style:family="paragraph" style:parent-style-name="Standard">
      <style:text-properties fo:font-size="22pt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Verdan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SD 3D Printer Troubleshooting</text:p>
      <text:p text:style-name="P6"/>
      <text:p text:style-name="P1">Problems Connecting to 3D Printer in Octoprint?</text:p>
      <text:p text:style-name="Standard"><text:span text:style-name="T1">1. <text:s/>In the Octoprint Console I see a garbled (XXOAASOR$@$@^*) response from the printer when I try to connect at 115200 baud rate:</text:span></text:p>
      <text:list xml:id="list5971579830782220795" text:style-name="L3">
        <text:list-item>
          <text:p text:style-name="P3">If Console is not visible, then select it (above the temp graph).</text:p>
        </text:list-item>
        <text:list-item>
          <text:p text:style-name="P3">Set the baud rate to 230400 or something other than 115200.</text:p>
        </text:list-item>
        <text:list-item>
          <text:p text:style-name="P3">Click “Connect”. <text:s/>You may have to refresh the page if Octoprint thinks it's still trying to connect – then re-select the console tab.</text:p>
        </text:list-item>
        <text:list-item>
          <text:p text:style-name="P3">The connection should fail. <text:s/>Click “Disconnect” or refresh if necessary.</text:p>
        </text:list-item>
        <text:list-item>
          <text:p text:style-name="P3">Set the baud rate back to 115200.</text:p>
        </text:list-item>
        <text:list-item>
          <text:p text:style-name="P3">Click “Connect”.</text:p>
        </text:list-item>
        <text:list-item>
          <text:p text:style-name="P3">The connection should succeed.</text:p>
        </text:list-item>
      </text:list>
      <text:p text:style-name="P2"/>
      <text:p text:style-name="P2">2. <text:s/>I can't connect to the printer at all.</text:p>
      <text:list xml:id="list6178146390689948320" text:style-name="L4">
        <text:list-item>
          <text:p text:style-name="P4">Is the USB cable securely attached to the printer and USB hub?</text:p>
        </text:list-item>
        <text:list-item>
          <text:p text:style-name="P4">If trying a different printer works please leave a note.</text:p>
        </text:list-item>
      </text:list>
      <text:p text:style-name="P2"/>
      <text:p text:style-name="P2">3. <text:s/>I can connect but the printer doesn't move/print.</text:p>
      <text:list xml:id="list4606913982416834549" text:style-name="L5">
        <text:list-item>
          <text:p text:style-name="P5">Is the printer turned on? <text:s/>The Arudino can run on 5V power from the USB hub, but the printer needs 12V power (its power switch).</text:p>
        </text:list-item>
        <text:list-item>
          <text:p text:style-name="P5">Try to Disconnect, the Connect again in Octoprint. <text:s/>Does it move now?</text:p>
        </text:list-item>
      </text:list>
      <text:p text:style-name="P2"/>
      <text:p text:style-name="P8"><text:span text:style-name="T2">Problems Printing Successfully?</text:span></text:p>
      <text:p text:style-name="Standard">There are too many common (and infrequent) causes of failure to cover comprehensively here. <text:s/>Talk to some tool bosses and/or members and get their feedback. <text:s/>Leave a note or send a msg. about the miscreant machine and try another.</text:p>
      <text:p text:style-name="Standard"/>
      <text:p text:style-name="P8"><text:span text:style-name="T2">Problems Connecting to Octoprint server?</text:span></text:p>
      <text:p text:style-name="Standard">Check out the “SSD RPi 3D Print Server” document for more troubleshooting ti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Helvetica Neue1" svg:font-family="'Helvetica Neue'" style:font-adornments="Italic" style:font-pitch="variable"/>
    <style:font-face style:name="Helvetica Neue" svg:font-family="'Helvetica Neue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Italic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 Neue" fo:font-size="1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Beachler</meta:initial-creator>
    <meta:creation-date>2015-04-22T00:11:50</meta:creation-date>
    <dc:date>2015-04-22T01:16:12</dc:date>
    <dc:creator>Free Beachler</dc:creator>
    <meta:editing-duration>PT45M39S</meta:editing-duration>
    <meta:editing-cycles>10</meta:editing-cycles>
    <meta:generator>OpenOffice/4.0.0$Unix OpenOffice.org_project/400m3$Build-9702</meta:generator>
    <meta:document-statistic meta:table-count="0" meta:image-count="0" meta:object-count="0" meta:page-count="1" meta:paragraph-count="20" meta:word-count="251" meta:character-count="1416"/>
  </office:meta>
</office:document-meta>
</file>